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officeooo:rsid="001d1619" officeooo:paragraph-rsid="001d1619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d1619" officeooo:paragraph-rsid="001d1619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e45c8" officeooo:paragraph-rsid="001e45c8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d1619" officeooo:paragraph-rsid="001d1619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45c8"/>
    </style:style>
    <style:style style:name="T3" style:family="text">
      <style:text-properties officeooo:rsid="001edb3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Барт</text:p>
      <text:p text:style-name="P1"/>
      <text:p text:style-name="P1">«Я Барт Симпсон, а ты кто, черт побери?»</text:p>
      <text:p text:style-name="P1"/>
      <text:p text:style-name="P1"/>
      <text:p text:style-name="P1">«Барт Крузо ч.1»</text:p>
      <text:p text:style-name="P2">Милхаус: Послушай, барт, приходи ко мне. На выходных будем праздновать мой день рождения, соберется куча родственников.</text:p>
      <text:p text:style-name="P2"/>
      <text:p text:style-name="P2">Барт: Звучит отлично! Но знаешь, что было бы ещё круче? Мы могли бы пойти ко мне домой и закончить планирование моей новой шутки над Скиннером.</text:p>
      <text:p text:style-name="P2"/>
      <text:p text:style-name="P2">Милхаус: Но барт, к нам приехала моя прекрасная кузина Анника <text:span text:style-name="T1">подмигивает</text:span>.</text:p>
      <text:p text:style-name="P2"/>
      <text:p text:style-name="P2">Барт: Как бы соблазнительно это ни звучало для моих подростковых гормонов — чем бы они ни были — ты забываешь про банановую <text:span text:style-name="T3">иерархию.</text:span> В которой ты совершенно точно второй.</text:p>
      <text:p text:style-name="P2"/>
      <text:p text:style-name="P2">Милхаус: Ох, да, верно… Ты же знаешь, что у меня беда с расстоновкой фруктовых приоритетов.</text:p>
      <text:p text:style-name="P2"/>
      <text:p text:style-name="P2">Задание: Заставить Милхауса пойти к барту домой.</text:p>
      <text:p text:style-name="P2">Задание: Заставить Барта раскрыть Милхаусу свои планы.</text:p>
      <text:p text:style-name="P2"/>
      <text:p text:style-name="P2"/>
      <text:p text:style-name="P1">«Барт Крузо ч.2»</text:p>
      <text:p text:style-name="P2">Гомер: С возращение, парень. Я к Мо игнор… в смысле отмечать твоё возращение.</text:p>
      <text:p text:style-name="P2"/>
      <text:p text:style-name="P2">Лиза: <text:span text:style-name="T3">Cначала</text:span> нужно найти маму.</text:p>
      <text:p text:style-name="P2"/>
      <text:p text:style-name="P2">Лиза: Мы ходили в прачечную, ведь только она знает, как обращаться со стиральной машиной.</text:p>
      <text:p text:style-name="P2"/>
      <text:p text:style-name="P1">«<text:span text:style-name="T2">Барт Крузо ч.3»</text:span></text:p>
      <text:p text:style-name="P2">Лиза: Барт! Не могу поверить, что ты прятался здесь все это время.</text:p>
      <text:p text:style-name="P2"/>
      <text:p text:style-name="P2">Барт: Главное, я вернулся и готов помочь чем смогу.</text:p>
      <text:p text:style-name="P2"/>
      <text:p text:style-name="P2">Лиза: Отлично. Потому что сейчас мы пытаемся восстановить город.</text:p>
      <text:p text:style-name="P2"/>
      <text:p text:style-name="P2">Барт: Эх, кажется придеся работать. Я, наверное, лучше чем-нибудь поинтереснее займусь.</text:p>
      <text:p text:style-name="P2"/>
      <text:p text:style-name="P2">Здание: Отправить барта кататься га роликовой доске.</text:p>
      <text:p text:style-name="P2"/>
      <text:p text:style-name="P2"/>
      <text:p text:style-name="P3">Барт: Лиз, я школу прогуливаю. Прикрой меня!</text:p>
      <text:p text:style-name="P3"/>
      <text:p text:style-name="P3">Лиза: Прикрыть тебя? И КАК я это сделаю? Ображусь в красную футболку и всклочу себе волосы?</text:p>
      <text:p text:style-name="P3"/>
      <text:p text:style-name="P3">Барт: Не знаю. Блин, я думал, вдруг, Лиза Нового Спригфилда будет круче.</text:p>
      <text:p text:style-name="P3"/>
      <text:p text:style-name="P3">Задание: Прогуливать круто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9T21:28:00.042403292</meta:creation-date>
    <dc:date>2020-08-24T13:34:49.202727581</dc:date>
    <meta:editing-duration>PT17M13S</meta:editing-duration>
    <meta:editing-cycles>6</meta:editing-cycles>
    <meta:generator>LibreOffice/6.4.4.2$Linux_X86_64 LibreOffice_project/40$Build-2</meta:generator>
    <meta:document-statistic meta:table-count="0" meta:image-count="0" meta:object-count="0" meta:page-count="1" meta:paragraph-count="24" meta:word-count="244" meta:character-count="1543" meta:non-whitespace-character-count="1321"/>
  </office:meta>
</office:document-meta>
</file>